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paragraph-properties fo:text-align="start" style:justify-single-word="false"/>
      <style:text-properties fo:color="#ff0000"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PFA [NOM DU JEU]</text:p>
      <text:p text:style-name="P1"/>
      <text:p text:style-name="P1">Histoire du jeu, context.</text:p>
      <text:p text:style-name="P1"/>
      <text:p text:style-name="P2">Univers : Geek / High Tech / Nature</text:p>
      <text:p text:style-name="P2"/>
      <text:p text:style-name="P2">Zones : Forets, grottes, grottes style “Electroniques ?”, champs, montagnes, plaines, Science fiction (teleporteurs ? Espace ? Lune ?)</text:p>
      <text:p text:style-name="P2"/>
      <text:p text:style-name="P2">Background ---</text:p>
      <text:p text:style-name="P2"/>
      <text:p text:style-name="P2">Objectif : Erradiquer la faction pirate et son chef [NOM A TROUVER]</text:p>
      <text:p text:style-name="P2"/>
      <text:p text:style-name="P2">Synopsis :</text:p>
      <text:p text:style-name="P2"/>
      <text:p text:style-name="P2">Dans un monde quasi parfait, plein de merveilles, où la nature cohabite plainement avec les technologies avancées des humains, la paix n'a jamais été aussi stable. Toutes les regions du monde [NOM A DEFINIR] vivent en harmonie depuis des décénies, sans le moindre conflict. L'entraide est de mise, chaque pays ayant besoin des ressources des autres pour survivre. Mais cet équilibre est menacé. Dans un pays reculé du monde, non loin des terres désolées et caotiques, s'est développé une nation pirate, sans pitié, animée par la haine et la destruction de cette planete si merveilleuse. Son plan ? Dominer le monde. La peur, les pillages et la destruction sont les maitres mots de cette faction.</text:p>
      <text:p text:style-name="P2"/>
      <text:p text:style-name="P2">Les autres factions du monde le savent et ne savent pas comment les arreter. Malheureusement pour elles, la force maléfique exercée par cette faction fantôme est extremement puissante et commence déjà a influer sur le comportement des humains. Des guerres ont eclatés aux quatres coins du monde, provoquant des mouvements de panique. Après 8 moins de conflicts sanglants, les 2 factions, autrefois en paix, ont signer une trève, restaurant ainsi provisoirement cette paix tant attendue par les peuples.</text:p>
      <text:p text:style-name="P2">Aussi, des heros de chaque nation ont été choisis pour trouver et arreter la progression de cette nation ennemi.</text:p>
      <text:p text:style-name="P2">Ces heros ne sont pas seuls. En effet, ils possèdent des compagnons, appelés [NOM A DEFINIR], qui les aideront à detruire ces pirates.</text:p>
      <text:p text:style-name="P2">[A CONTINUE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ersonnages, quetes, et zones.</text:p>
      <text:p text:style-name="P1"/>
      <text:p text:style-name="P2">Zones :</text:p>
      <text:p text:style-name="P5">// Note.</text:p>
      <text:p text:style-name="P5">// Ces zones sont chacune de different type et seront présente dans la 1ere version du jeu. Elles seront utilisées pour les test.</text:p>
      <text:list xml:id="list962667762" text:style-name="L1">
        <text:list-item>
          <text:p text:style-name="P3">Cinoville</text:p>
        </text:list-item>
        <text:list-item>
          <text:p text:style-name="P3">Champs de brodu</text:p>
        </text:list-item>
        <text:list-item>
          <text:p text:style-name="P3">Forêt virge</text:p>
        </text:list-item>
        <text:list-item>
          <text:p text:style-name="P3">Grotte de brouli</text:p>
        </text:list-item>
      </text:list>
      <text:p text:style-name="P2"/>
      <text:p text:style-name="P2">Personnages :</text:p>
      <text:list xml:id="list2135024263" text:style-name="L2">
        <text:list-item>
          <text:p text:style-name="P4">Vieux maitre Daito.</text:p>
        </text:list-item>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urda-c </meta:initial-creator>
    <meta:creation-date>2013-09-11T19:11:09</meta:creation-date>
    <dc:date>2013-09-11T20:11:56</dc:date>
    <dc:creator>jourda-c </dc:creator>
    <meta:editing-duration>PT15M6S</meta:editing-duration>
    <meta:editing-cycles>1</meta:editing-cycles>
    <meta:document-statistic meta:table-count="0" meta:image-count="0" meta:object-count="0" meta:page-count="2" meta:paragraph-count="22" meta:word-count="340" meta:character-count="2028" meta:non-whitespace-character-count="1715"/>
    <meta:generator>LibreOffice/3.5$Linux_X86_64 LibreOffice_project/350m1$Build-2</meta:generator>
  </office:meta>
</office:document-meta>
</file>